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8080" draw:textarea-horizontal-align="justify" draw:textarea-vertical-align="middle" draw:auto-grow-height="false" fo:min-height="0.5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2.9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draw:stroke="dash" draw:stroke-dash="Line_20_with_20_Fine_20_Dots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0.8cm" svg:x="10.4cm" svg:y="14.838cm">
          <text:p text:style-name="P1">scomer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cm" svg:height="1.6cm" svg:x="10.1cm" svg:y="11.138cm">
          <text:p text:style-name="P1">EVENT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9cm" svg:height="1.6cm" svg:x="10.1cm" svg:y="5.3cm">
          <text:p text:style-name="P1">LOCATION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4.9cm" svg:height="1.6cm" svg:x="2.7cm" svg:y="14.438cm">
          <text:p text:style-name="P1">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.3cm" svg:height="0.8cm" svg:x="10.4cm" svg:y="8.438cm">
          <text:p text:style-name="P1">scevent2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2.55cm" svg:y1="9.238cm" svg:x2="12.55cm" svg:y2="11.138cm" draw:start-shape="id1" draw:start-glue-point="2" draw:end-shape="id2" draw:end-glue-point="4" svg:d="M12550 9238v1900" svg:viewBox="0 0 1 1901">
          <text:p/>
        </draw:connector>
        <draw:connector draw:style-name="gr3" draw:text-style-name="P3" draw:layer="layout" draw:type="curve" svg:x1="12.55cm" svg:y1="6.9cm" svg:x2="12.55cm" svg:y2="8.438cm" draw:start-shape="id3" draw:start-glue-point="8" draw:end-shape="id1" draw:end-glue-point="0" svg:d="M12550 6900v1538" svg:viewBox="0 0 1 1539">
          <text:p/>
        </draw:connector>
        <draw:connector draw:style-name="gr3" draw:text-style-name="P3" draw:layer="layout" draw:type="curve" svg:x1="12.55cm" svg:y1="12.738cm" svg:x2="12.55cm" svg:y2="14.838cm" draw:start-shape="id2" draw:start-glue-point="8" draw:end-shape="id4" draw:end-glue-point="0" svg:d="M12550 12738v2100" svg:viewBox="0 0 1 2101">
          <text:p/>
        </draw:connector>
        <draw:connector draw:style-name="gr3" draw:text-style-name="P3" draw:layer="layout" draw:type="curve" svg:x1="10.4cm" svg:y1="15.238cm" svg:x2="7.6cm" svg:y2="15.238cm" draw:start-shape="id4" draw:start-glue-point="3" draw:end-shape="id5" draw:end-glue-point="10" svg:d="M10400 15238h-2800" svg:viewBox="0 0 2801 1">
          <text:p/>
        </draw:connector>
        <draw:connector draw:style-name="gr3" draw:text-style-name="P3" draw:layer="layout" draw:type="curve" draw:line-skew="0.672cm" svg:x1="14.7cm" svg:y1="15.238cm" svg:x2="15cm" svg:y2="6.1cm" draw:start-shape="id4" draw:start-glue-point="1" draw:end-shape="id3" draw:end-glue-point="10" svg:d="M14700 15238c2211 0 2061-9138 300-9138" svg:viewBox="0 0 1641 9139">
          <text:p/>
        </draw:connector>
        <draw:frame draw:style-name="gr4" draw:text-style-name="P4" draw:layer="layout" svg:width="2.6cm" svg:height="0.962cm" svg:x="7.8cm" svg:y="15.3cm">
          <draw:text-box>
            <text:p>merge</text:p>
          </draw:text-box>
        </draw:frame>
        <draw:frame draw:style-name="gr5" draw:text-style-name="P4" draw:layer="layout" svg:width="3.2cm" svg:height="1cm" svg:x="16.4cm" svg:y="10.4cm">
          <draw:text-box>
            <text:p>remove</text:p>
          </draw:text-box>
        </draw:frame>
        <draw:connector draw:style-name="gr6" draw:text-style-name="P3" draw:layer="layout" draw:type="line" svg:x1="5.15cm" svg:y1="16.038cm" svg:x2="5.169cm" svg:y2="19.167cm" draw:start-shape="id5" draw:start-glue-point="8" svg:d="M5150 16038l19 3129" svg:viewBox="0 0 20 3130">
          <text:p/>
        </draw:connector>
        <draw:frame draw:style-name="gr4" draw:text-style-name="P4" xml:id="id6" draw:id="id6" draw:layer="layout" svg:width="4.9cm" svg:height="0.962cm" svg:x="2.7cm" svg:y="2.738cm">
          <draw:text-box>
            <text:p text:style-name="P1">Primary event</text:p>
          </draw:text-box>
        </draw:frame>
        <draw:connector draw:style-name="gr3" draw:text-style-name="P3" draw:layer="layout" draw:type="line" svg:x1="5.15cm" svg:y1="3.7cm" svg:x2="5.15cm" svg:y2="8.4cm" draw:start-shape="id6" draw:start-glue-point="2" draw:end-shape="id7" draw:end-glue-point="0" svg:d="M5150 3700v4700" svg:viewBox="0 0 1 4701">
          <text:p/>
        </draw:connector>
        <draw:connector draw:style-name="gr3" draw:text-style-name="P3" draw:layer="layout" draw:type="line" svg:x1="12.55cm" svg:y1="3.7cm" svg:x2="12.55cm" svg:y2="5.3cm" draw:start-shape="id8" draw:start-glue-point="2" draw:end-shape="id3" draw:end-glue-point="4" svg:d="M12550 3700v1600" svg:viewBox="0 0 1 1601">
          <text:p/>
        </draw:connector>
        <draw:custom-shape draw:style-name="gr1" draw:text-style-name="P2" xml:id="id7" draw:id="id7" draw:layer="layout" svg:width="4.3cm" svg:height="0.8cm" svg:x="3cm" svg:y="8.4cm">
          <text:p text:style-name="P1">scevent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15cm" svg:y1="9.2cm" svg:x2="5.15cm" svg:y2="14.438cm" draw:start-shape="id7" draw:start-glue-point="2" draw:end-shape="id5" draw:end-glue-point="4" svg:d="M5150 9200v5238" svg:viewBox="0 0 1 5239">
          <text:p/>
        </draw:connector>
        <draw:frame draw:style-name="gr4" draw:text-style-name="P5" xml:id="id8" draw:id="id8" draw:layer="layout" svg:width="5.7cm" svg:height="0.962cm" svg:x="9.7cm" svg:y="2.738cm">
          <draw:text-box>
            <text:p text:style-name="P1">Secondary ev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9:42:36.530069510</meta:creation-date>
    <dc:date>2016-11-24T16:42:53.040223462</dc:date>
    <meta:editing-duration>PT17M25S</meta:editing-duration>
    <meta:editing-cycles>2</meta:editing-cycles>
    <meta:generator>LibreOffice/5.1.4.2$Linux_X86_64 LibreOffice_project/10m0$Build-2</meta:generator>
    <meta:document-statistic meta:object-count="19"/>
  </office:meta>
</office:document-meta>
</file>